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58.86pt" svg:y="2.83pt">
            <loext:p draw:notify-on-update-of-ranges="Sheet1.C1:Sheet1.C6 Sheet1.D1:Sheet1.D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A</text:p>
          </table:table-cell>
          <table:table-cell table:formula="of:=COUNTIF([.$A$1:.$A$762];[.C1]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formula="of:=COUNTIF([.$A$1:.$A$762];[.C2])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C</text:p>
          </table:table-cell>
          <table:table-cell table:formula="of:=COUNTIF([.$A$1:.$A$762];[.C3])"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 table:formula="of:=COUNTIF([.$A$1:.$A$762];[.C4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E</text:p>
          </table:table-cell>
          <table:table-cell table:formula="of:=COUNTIF([.$A$1:.$A$762];[.C5]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F</text:p>
          </table:table-cell>
          <table:table-cell table:formula="of:=COUNTIF([.$A$1:.$A$762];[.C6]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08:45:48.200568155</meta:creation-date>
    <dc:date>2018-01-05T08:50:04.583923111</dc:date>
    <meta:editing-duration>PT4M16S</meta:editing-duration>
    <meta:editing-cycles>1</meta:editing-cycles>
    <meta:document-statistic meta:table-count="1" meta:cell-count="77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C1:Sheet1.D6" chart:data-source-has-labels="column" svg:x="0.32cm" svg:y="0.18cm" svg:width="15.36cm" svg:height="8.64cm">
          <chartooo:coordinate-region svg:x="1.143cm" svg:y="0.382cm" svg:width="14.537cm" svg:height="7.785cm"/>
          <chart:axis chart:dimension="x" chart:name="primary-x" chart:style-name="ch3" chartooo:axis-type="auto">
            <chartooo:date-scale/>
            <chart:categories table:cell-range-address="Sheet1.C1:Sheet1.C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6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C1:Sheet1.C6</svg:desc>
                </draw:g>
              </table:table-cell>
              <table:table-cell office:value-type="float" office:value="64">
                <text:p>64</text:p>
                <draw:g>
                  <svg:desc>Sheet1.D1:Sheet1.D6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